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ea.addTrait( Object traitCode , Object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ea.addChildArea( Area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rea.setIPD( int i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getSpace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rea.setAreaClass( int are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getI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setBPD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hasTrait( Object oTrai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hasTra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getBorderAndPaddingWidthAf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ea.getAllocB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.getSpace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ea.getTra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getArea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ea.getSpaceBef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ea.getAllocI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getBorderAndPaddingWidthBefo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ea.getSpaceAf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ea.getBorderAndPaddingWidth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ea.getBorderAndPaddingWidthE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ea.getTraitAsInteger( Object oTrait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ea.getB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getTrait( Object oTrait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.getTraitAsBoolean( Object oTrai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